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22mm"/>
    </style:style>
    <style:style style:name="co2" style:family="table-column">
      <style:table-column-properties fo:break-before="auto" style:column-width="29.7mm"/>
    </style:style>
    <style:style style:name="co3" style:family="table-column">
      <style:table-column-properties fo:break-before="auto" style:column-width="34.94mm"/>
    </style:style>
    <style:style style:name="co4" style:family="table-column">
      <style:table-column-properties fo:break-before="auto" style:column-width="102.48mm"/>
    </style:style>
    <style:style style:name="co5" style:family="table-column">
      <style:table-column-properties fo:break-before="auto" style:column-width="71.7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T1" style:family="text">
      <style:text-properties fo:font-weight="bold"/>
    </style:style>
    <style:style style:name="T2" style:family="text">
      <style:text-properties style:font-name-asian="Noto Sans CJK SC Regular" style:font-name-complex="FreeSans"/>
    </style:style>
    <style:style style:name="T3" style:family="text">
      <style:text-properties fo:language="none" fo:country="none" style:language-asian="none" style:country-asian="none" style:language-complex="none" style:country-complex="none" style:font-name-asian="Noto Sans" style:font-name-complex="Noto Sans" style:font-size-asian="5.09999990463257pt" style:font-size-complex="5.0999999046325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2" office:value-type="string" calcext:value-type="string">
            <text:p>Dataset</text:p>
          </table:table-cell>
          <table:table-cell table:style-name="ce2" office:value-type="string" calcext:value-type="string">
            <text:p>Publication</text:p>
          </table:table-cell>
          <table:table-cell table:style-name="ce2" office:value-type="string" calcext:value-type="string">
            <text:p>Cited by</text:p>
          </table:table-cell>
          <table:table-cell table:style-name="ce2" office:value-type="string" calcext:value-type="string">
            <text:p>URL / Function</text:p>
          </table:table-cell>
          <table:table-cell table:style-name="ce2" office:value-type="string" calcext:value-type="string">
            <text:p>Not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werData</text:p>
          </table:table-cell>
          <table:table-cell table:style-name="ce10" office:value-type="string" calcext:value-type="string" table:number-columns-spanned="1" table:number-rows-spanned="5">
            <text:p>IEEE Transactions on Evolutionary Computation</text:p>
          </table:table-cell>
          <table:table-cell office:value-type="string" calcext:value-type="string">
            <text:p>\cite{zhong2016self}</text:p>
          </table:table-cell>
          <table:table-cell office:value-type="string" calcext:value-type="string">
            <text:p><text:a xlink:href="http://symbolicregression.com/sites/default/files/DataSets/towerData.txt" xlink:type="simple">http://symbolicregression.com/sites/default/files/DataSets/towerData.txt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xicity (LD50)</text:p>
          </table:table-cell>
          <table:covered-table-cell/>
          <table:table-cell office:value-type="string" calcext:value-type="string">
            <text:p>\cite{chen2017feature}</text:p>
          </table:table-cell>
          <table:table-cell office:value-type="string" calcext:value-type="string">
            <text:p><text:a xlink:href="http://personal.disco.unimib.it/Vanneschi/toxicity.txt" xlink:type="simple">http://personal.disco.unimib.it/Vanneschi/toxicity.txt</text:a>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ommunities and Crime unnormalized (CCun) </text:p>
          </table:table-cell>
          <table:covered-table-cell/>
          <table:table-cell table:style-name="ce3" office:value-type="string" calcext:value-type="string">
            <text:p>\cite{chen2017feature}</text:p>
          </table:table-cell>
          <table:table-cell table:style-name="ce10" office:value-type="string" calcext:value-type="string" table:number-columns-spanned="1" table:number-rows-spanned="2">
            <text:p><text:a xlink:href="http://archive.ics.uci.edu/ml/machine-learning-databases/00211/CommViolPredUnnormalizedData.txt" xlink:type="simple">http://archive.ics.uci.edu/ml/machine-learning-databases/00211/CommViolPredUnnormalizedData.txt</text:a></text:p>
          </table:table-cell>
          <table:table-cell table:style-name="ce6" office:value-type="string" calcext:value-type="string" table:number-columns-spanned="1" table:number-rows-spanned="2">
            <text:p>Discard the first 5 features, since they are non-predictive features.</text:p>
            <text:p>From the 18 potential goal/target, we only interested in “ViolentCrimesPerPop” and discard the other 17 features.</text:p>
            <text:p>Use a simple imputation method (set the missing value to be the mean value of the feature) for instances where the feature values are missing,</text:p>
            <text:p>Discard the instances where the target value is missing.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Communities and Crime normalized (CCn) </text:p>
          </table:table-cell>
          <table:covered-table-cell/>
          <table:table-cell table:style-name="ce3" office:value-type="string" calcext:value-type="string">
            <text:p>\cite{chen2017feature}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Diffuse large-B-cell lymphoma (DLBCL)</text:p>
          </table:table-cell>
          <table:covered-table-cell/>
          <table:table-cell office:value-type="string" calcext:value-type="string">
            <text:p>\cite{chen2017feature}</text:p>
          </table:table-cell>
          <table:table-cell office:value-type="string" calcext:value-type="string">
            <text:p><text:a xlink:href="https://llmpp.nih.gov/DLBCL/DLBCL_patient_data_NEW.txt" xlink:type="simple">https://llmpp.nih.gov/DLBCL/DLBCL_patient_data_NEW.txt</text:a></text:p>
          </table:table-cell>
          <table:table-cell table:number-columns-repeated="1020"/>
        </table:table-row>
        <table:table-row table:style-name="ro1">
          <table:table-cell table:style-name="ce5" table:number-columns-repeated="1024"/>
        </table:table-row>
        <table:table-row table:style-name="ro1">
          <table:table-cell office:value-type="string" calcext:value-type="string">
            <text:p>Meier-3 </text:p>
          </table:table-cell>
          <table:table-cell/>
          <table:table-cell office:value-type="string" calcext:value-type="string">
            <text:p>\cite{meier2013accelerating}</text:p>
          </table:table-cell>
          <table:table-cell office:value-type="string" calcext:value-type="string">
            <text:p>(x_1^2*x_2^2)/(x_1+x_2)</text:p>
          </table:table-cell>
          <table:table-cell table:style-name="ce8" office:value-type="string" calcext:value-type="string" table:number-columns-spanned="1" table:number-rows-spanned="2">
            <text:p>Training: U[-1,1,50]</text:p>
            <text:p>Test: 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ier-4 </text:p>
          </table:table-cell>
          <table:table-cell/>
          <table:table-cell office:value-type="string" calcext:value-type="string">
            <text:p>\cite{meier2013accelerating}</text:p>
          </table:table-cell>
          <table:table-cell office:value-type="string" calcext:value-type="string">
            <text:p>x_1^5/x_2^3</text:p>
          </table:table-cell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Nonic</text:p>
          </table:table-cell>
          <table:table-cell/>
          <table:table-cell office:value-type="string" calcext:value-type="string">
            <text:p>\cite{krawiec2013approximating}, \cite{szubert2016reducing}</text:p>
          </table:table-cell>
          <table:table-cell office:value-type="string" calcext:value-type="string">
            <text:p>\sum\limits_{i=1}^9 x_1^i</text:p>
          </table:table-cell>
          <table:table-cell office:value-type="string" calcext:value-type="string">
            <text:p>Training: E[-1,1,20] <text:s text:c="2"/>/ <text:s text:c="2"/>Test: U[-1,1,2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ne</text:p>
          </table:table-cell>
          <table:table-cell/>
          <table:table-cell office:value-type="string" calcext:value-type="string">
            <text:p>\cite{mcphee2015impact}</text:p>
          </table:table-cell>
          <table:table-cell office:value-type="string" calcext:value-type="string">
            <text:p>sin(x_1)+sin(x_1+x_1^2)</text:p>
          </table:table-cell>
          <table:table-cell office:value-type="string" calcext:value-type="string">
            <text:p>Training: E[0,6.2,0.1] / Test: 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rks</text:p>
          </table:table-cell>
          <table:table-cell/>
          <table:table-cell office:value-type="string" calcext:value-type="string">
            <text:p>\cite{burks2015efficient}, \cite{szubert2016reducing}</text:p>
          </table:table-cell>
          <table:table-cell office:value-type="string" calcext:value-type="string">
            <text:p>4*x_1^4+3*x_1^3+2*x_1^2+x_1</text:p>
          </table:table-cell>
          <table:table-cell office:value-type="string" calcext:value-type="string">
            <text:p>Training: U[-1,1,20] / Test: 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\cite{krawiec2013approximating}, \cite{szubert2016reducing}, \cite{liskowski2017discovery}</text:p>
          </table:table-cell>
          <table:table-cell office:value-type="string" calcext:value-type="string">
            <text:p>(x_1+1)^3/(x_1^2-x_1+1)</text:p>
          </table:table-cell>
          <table:table-cell office:value-type="string" calcext:value-type="string">
            <text:p>Training: E[-1,1,20] <text:s text:c="2"/>/ <text:s text:c="2"/>Test: U[-1,1,2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\cite{krawiec2013approximating}, \cite{szubert2016reducing}, \cite{liskowski2017discovery}</text:p>
          </table:table-cell>
          <table:table-cell office:value-type="string" calcext:value-type="string">
            <text:p>(x_1^5-3*x_1^3+1)/(x_1^2+1)</text:p>
          </table:table-cell>
          <table:table-cell office:value-type="string" calcext:value-type="string">
            <text:p>Training: E[-1,1,20] <text:s text:c="2"/>/ <text:s text:c="2"/>Test: U[-1,1,2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</text:p>
          </table:table-cell>
          <table:table-cell/>
          <table:table-cell office:value-type="string" calcext:value-type="string">
            <text:p>\cite{liskowski2017discovery}</text:p>
          </table:table-cell>
          <table:table-cell office:value-type="string" calcext:value-type="string">
            <text:p>(x_1^6+x_1^5)/(x_1^4+x_1^3+x_1^2+x_1+1)</text:p>
          </table:table-cell>
          <table:table-cell office:value-type="string" calcext:value-type="string">
            <text:p>Training: E[-1,1,20] <text:s text:c="2"/>/ <text:s text:c="2"/>Test: U[-1,1,20]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xt</text:p>
          </table:table-cell>
          <table:table-cell/>
          <table:table-cell office:value-type="string" calcext:value-type="string">
            <text:p>\cite{krawiec2014behavioral}</text:p>
          </table:table-cell>
          <table:table-cell office:value-type="string" calcext:value-type="string">
            <text:p>Not f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y-10</text:p>
          </table:table-cell>
          <table:table-cell/>
          <table:table-cell office:value-type="string" calcext:value-type="string">
            <text:p>\cite{medernach2016new}</text:p>
          </table:table-cell>
          <table:table-cell office:value-type="string" calcext:value-type="string">
            <text:p>x_1*x_2+x_3*x_4+x_5*x_6+x_1*x_7*x_9+x_3*x_6*x_10</text:p>
          </table:table-cell>
          <table:table-cell office:value-type="string" calcext:value-type="string">
            <text:p>Training+Test: U[0,1,500]^{9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za-2</text:p>
          </table:table-cell>
          <table:table-cell/>
          <table:table-cell office:value-type="string" calcext:value-type="string">
            <text:p>\cite{meier2013accelerating}</text:p>
          </table:table-cell>
          <table:table-cell office:value-type="string" calcext:value-type="string">
            <text:p>x_1^5-2*x_1^3+x_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za-3</text:p>
          </table:table-cell>
          <table:table-cell/>
          <table:table-cell office:value-type="string" calcext:value-type="string">
            <text:p>\cite{meier2013accelerating}, \cite{harada2014asynchronously}</text:p>
          </table:table-cell>
          <table:table-cell office:value-type="string" calcext:value-type="string">
            <text:p>x_1^6-2*x_1^4+x_1^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rns-1</text:p>
          </table:table-cell>
          <table:table-cell/>
          <table:table-cell office:value-type="string" calcext:value-type="string">
            <text:p>\cite{worm2013prioritized}</text:p>
          </table:table-cell>
          <table:table-cell office:value-type="string" calcext:value-type="string">
            <text:p>1.57+24.3*x_4</text:p>
          </table:table-cell>
          <table:table-cell table:style-name="ce10" office:value-type="string" calcext:value-type="string" table:number-columns-spanned="1" table:number-rows-spanned="12">
            <text:p>Reduced to 1k instances (training and test set), protected operato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rns-2</text:p>
          </table:table-cell>
          <table:table-cell/>
          <table:table-cell office:value-type="string" calcext:value-type="string">
            <text:p>\cite{worm2013prioritized}</text:p>
          </table:table-cell>
          <table:table-cell office:value-type="string" calcext:value-type="string">
            <text:p>0.23+14.2*(x_4+x_2)/(3*x_5)</text:p>
          </table:table-cell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Korns-3</text:p>
          </table:table-cell>
          <table:table-cell/>
          <table:table-cell office:value-type="string" calcext:value-type="string">
            <text:p>\cite{worm2013prioritized}, \cite{sotto2017probabilistic}</text:p>
          </table:table-cell>
          <table:table-cell office:value-type="string" calcext:value-type="string">
            <text:p>-5.41+4.9*(x_4-x_1+x_2/x_5)/<text:span text:style-name="T1">(</text:span>3*x_5<text:span text:style-name="T1">)</text:span></text:p>
          </table:table-cell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Korns-4</text:p>
          </table:table-cell>
          <table:table-cell/>
          <table:table-cell office:value-type="string" calcext:value-type="string">
            <text:p>\cite{worm2013prioritized}</text:p>
          </table:table-cell>
          <table:table-cell office:value-type="string" calcext:value-type="string">
            <text:p>-2.3+0.13*sin<text:span text:style-name="T1">(</text:span>x_3<text:span text:style-name="T1">)</text:span></text:p>
          </table:table-cell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Korns-5</text:p>
          </table:table-cell>
          <table:table-cell/>
          <table:table-cell office:value-type="string" calcext:value-type="string">
            <text:p>\cite{worm2013prioritized}, \cite{sotto2017probabilistic}</text:p>
          </table:table-cell>
          <table:table-cell office:value-type="string" calcext:value-type="string">
            <text:p>3+2.13*ln(x_5)</text:p>
          </table:table-cell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Korns-6</text:p>
          </table:table-cell>
          <table:table-cell/>
          <table:table-cell office:value-type="string" calcext:value-type="string">
            <text:p>\cite{worm2013prioritized}</text:p>
          </table:table-cell>
          <table:table-cell office:value-type="string" calcext:value-type="string">
            <text:p>1.3+0.13*\sqrt(x_1)</text:p>
          </table:table-cell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Korns-7</text:p>
          </table:table-cell>
          <table:table-cell/>
          <table:table-cell office:value-type="string" calcext:value-type="string">
            <text:p>\cite{worm2013prioritized}</text:p>
          </table:table-cell>
          <table:table-cell office:value-type="string" calcext:value-type="string">
            <text:p>213.80940889*(1-e^{-0.54723748542*x_1})</text:p>
          </table:table-cell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Korns-8</text:p>
          </table:table-cell>
          <table:table-cell/>
          <table:table-cell office:value-type="string" calcext:value-type="string">
            <text:p>\cite{worm2013prioritized}</text:p>
          </table:table-cell>
          <table:table-cell office:value-type="string" calcext:value-type="string">
            <text:p>6.87+11*\sqrt{7.23*x_1*x_4*x_5}</text:p>
          </table:table-cell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Korns-9</text:p>
          </table:table-cell>
          <table:table-cell/>
          <table:table-cell office:value-type="string" calcext:value-type="string">
            <text:p>\cite{worm2013prioritized}</text:p>
          </table:table-cell>
          <table:table-cell office:value-type="string" calcext:value-type="string">
            <text:p>(\sqrt{x_1}/ln(x_2))*(e^{x_3}/x_4^2)</text:p>
          </table:table-cell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Korns-10</text:p>
          </table:table-cell>
          <table:table-cell/>
          <table:table-cell office:value-type="string" calcext:value-type="string">
            <text:p>\cite{worm2013prioritized}</text:p>
          </table:table-cell>
          <table:table-cell office:value-type="string" calcext:value-type="string">
            <text:p>0.81+24.3*(2*x_2+3*x_3^2)/(4*x_4^3+5*x_5^4)</text:p>
          </table:table-cell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Korns-11</text:p>
          </table:table-cell>
          <table:table-cell/>
          <table:table-cell office:value-type="string" calcext:value-type="string">
            <text:p>\cite{worm2013prioritized}</text:p>
          </table:table-cell>
          <table:table-cell office:value-type="string" calcext:value-type="string">
            <text:p>6.87+11*cos(7.23*x_1^3)</text:p>
          </table:table-cell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Korns-12</text:p>
          </table:table-cell>
          <table:table-cell/>
          <table:table-cell office:value-type="string" calcext:value-type="string">
            <text:p>\cite{worm2013prioritized}</text:p>
          </table:table-cell>
          <table:table-cell office:value-type="string" calcext:value-type="string">
            <text:p>2-2.1*cos(9.8*x_1)*sin(1.3*x_5)</text:p>
          </table:table-cell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Vladislavleva-1 (Vlad1)</text:p>
          </table:table-cell>
          <table:table-cell/>
          <table:table-cell office:value-type="string" calcext:value-type="string">
            <text:p>\cite{oliveira2016dispersion}, \cite{miranda2017how}, \cite{liskowski2017discovery}, \cite{thuong2017combining}</text:p>
          </table:table-cell>
          <table:table-cell office:value-type="string" calcext:value-type="string">
            <text:p>e^{-(x_1-1)^2}/(1.2+(x_2-2.5)^2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ladislavleva-2 (Vlad2)</text:p>
          </table:table-cell>
          <table:table-cell/>
          <table:table-cell office:value-type="string" calcext:value-type="string">
            <text:p>\cite{miranda2017how}</text:p>
          </table:table-cell>
          <table:table-cell office:value-type="string" calcext:value-type="string">
            <text:p>e^{-x_1}*x_1^3*(cos x_1*sin x_1)*(cos x_1*sin^2 x_1 – 1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ladislavleva-3 (Vlad3)</text:p>
          </table:table-cell>
          <table:table-cell/>
          <table:table-cell office:value-type="string" calcext:value-type="string">
            <text:p>\cite{miranda2017how}</text:p>
          </table:table-cell>
          <table:table-cell office:value-type="string" calcext:value-type="string">
            <text:p>e^{-x_1}*x_1^3*(cos x_1*sin x_1)*(cos x_1*sin^2 x_1 – 1)*(x_2-5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ladislavleva-4 (Uball5D)</text:p>
          </table:table-cell>
          <table:table-cell/>
          <table:table-cell office:value-type="string" calcext:value-type="string">
            <text:p>\cite{lacava2015genetic}, \cite{medernach2016new}, \cite{nicolau2016managing}, \cite{lacava2016epsilon}, \cite{oliveira2016dispersion}</text:p>
          </table:table-cell>
          <table:table-cell office:value-type="string" calcext:value-type="string">
            <text:p>10/(5+\sum\limits_{i=1}^5 (x_i-3)^2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ladislavleva-5 (Vlad5)</text:p>
          </table:table-cell>
          <table:table-cell/>
          <table:table-cell office:value-type="string" calcext:value-type="string">
            <text:p>\cite{chen2016improving}, \cite{thuong2017combining}</text:p>
          </table:table-cell>
          <table:table-cell office:value-type="string" calcext:value-type="string">
            <text:p>30*(x_1-1)*(x_3-1)/((x_1-10)*x_2^2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ladislavleva-6 (Vlad6)</text:p>
          </table:table-cell>
          <table:table-cell/>
          <table:table-cell office:value-type="string" calcext:value-type="string">
            <text:p>\cite{chen2016improving}, \cite{thuong2017combining}</text:p>
          </table:table-cell>
          <table:table-cell office:value-type="string" calcext:value-type="string">
            <text:p>6*sin(x_1)*cos(x_2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ladislavleva-7 (Vlad7)</text:p>
          </table:table-cell>
          <table:table-cell/>
          <table:table-cell office:value-type="string" calcext:value-type="string">
            <text:p>\cite{miranda2017how}</text:p>
          </table:table-cell>
          <table:table-cell office:value-type="string" calcext:value-type="string">
            <text:p>(x_1-3)*(x_2-3)+2*sin((x_1-4)*(x_2-4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ladislavleva-8 (Vlad8)</text:p>
          </table:table-cell>
          <table:table-cell/>
          <table:table-cell office:value-type="string" calcext:value-type="string">
            <text:p>\cite{chen2016improving}, \cite{thuong2017combining}</text:p>
          </table:table-cell>
          <table:table-cell office:value-type="string" calcext:value-type="string">
            <text:p>((x_1-3)^4+(x_2-3)^3-(x_2-3))/((x_2-2)^4+10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gie-1</text:p>
          </table:table-cell>
          <table:table-cell/>
          <table:table-cell office:value-type="string" calcext:value-type="string">
            <text:p>\cite{mcphee2015impact}, \cite{lacava2015genetic}, \cite{liskowski2017discovery}</text:p>
          </table:table-cell>
          <table:table-cell office:value-type="string" calcext:value-type="string">
            <text:p>1/(1+x_1^{-4})+1/(1+x_2^{-4}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ijzer-1</text:p>
          </table:table-cell>
          <table:table-cell/>
          <table:table-cell office:value-type="string" calcext:value-type="string">
            <text:p>\cite{krawiec2013approximating}, \cite{krawiec2014behavioral}, \cite{demelo2014kaizen}, \cite{miranda2017how}, \cite{liskowski2017discovery}</text:p>
          </table:table-cell>
          <table:table-cell office:value-type="string" calcext:value-type="string">
            <text:p>0.3*x^1*sin(2*\pi*x_1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ijzer-2</text:p>
          </table:table-cell>
          <table:table-cell/>
          <table:table-cell office:value-type="string" calcext:value-type="string">
            <text:p>\cite{demelo2014kaizen}, \cite{miranda2017how}</text:p>
          </table:table-cell>
          <table:table-cell office:value-type="string" calcext:value-type="string">
            <text:p>0.3*x^1*sin(2*\pi*x_1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ijzer-3</text:p>
          </table:table-cell>
          <table:table-cell/>
          <table:table-cell office:value-type="string" calcext:value-type="string">
            <text:p>\cite{demelo2014kaizen}, \cite{miranda2017how}</text:p>
          </table:table-cell>
          <table:table-cell office:value-type="string" calcext:value-type="string">
            <text:p>0.3*x^1*sin(2*\pi*x_1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ijzer-4</text:p>
          </table:table-cell>
          <table:table-cell/>
          <table:table-cell office:value-type="string" calcext:value-type="string">
            <text:p>\cite{krawiec2013approximating}, \cite{krawiec2014behavioral}, \cite{demelo2014kaizen}, \cite{szubert2016reducing}, \cite{chen2016improving}, \cite{sotto2017probabilistic}, \cite{miranda2017how}, \cite{liskowski2017discovery}</text:p>
          </table:table-cell>
          <table:table-cell office:value-type="string" calcext:value-type="string">
            <text:p>x_1^3*e^{-x_1}*cos(x_1)*sin(x_1)*(sin^2(x_1)*cos(x_1)-1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ijzer-5</text:p>
          </table:table-cell>
          <table:table-cell/>
          <table:table-cell office:value-type="string" calcext:value-type="string">
            <text:p>\cite{krawiec2014behavioral}, \cite{demelo2014kaizen}, \cite{sotto2017probabilistic}, \cite{oliveira2016dispersion}</text:p>
          </table:table-cell>
          <table:table-cell office:value-type="string" calcext:value-type="string">
            <text:p>30*x_1*x_3/((x_1-10)*x_2^2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ijzer-6</text:p>
          </table:table-cell>
          <table:table-cell/>
          <table:table-cell office:value-type="string" calcext:value-type="string">
            <text:p>\cite{demelo2014kaizen}, \cite{lacava2015genetic}, \cite{nicolau2016managing}, \cite{oliveira2016dispersion}, \cite{miranda2017how}, \cite{medvet2017evolvability}</text:p>
          </table:table-cell>
          <table:table-cell office:value-type="string" calcext:value-type="string">
            <text:p>\sum\limits_{i=1}^{x_1}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ijzer-7</text:p>
          </table:table-cell>
          <table:table-cell/>
          <table:table-cell office:value-type="string" calcext:value-type="string">
            <text:p>\cite{demelo2014kaizen}, \cite{oliveira2016dispersion}, \cite{miranda2017how}</text:p>
          </table:table-cell>
          <table:table-cell office:value-type="string" calcext:value-type="string">
            <text:p>ln x_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ijzer-8</text:p>
          </table:table-cell>
          <table:table-cell/>
          <table:table-cell office:value-type="string" calcext:value-type="string">
            <text:p>\cite{demelo2014kaizen}, \cite{miranda2017how}, \cite{liskowski2017discovery}</text:p>
          </table:table-cell>
          <table:table-cell office:value-type="string" calcext:value-type="string">
            <text:p>\sqrt(x_1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ijzer-9</text:p>
          </table:table-cell>
          <table:table-cell/>
          <table:table-cell office:value-type="string" calcext:value-type="string">
            <text:p>\cite{demelo2014kaizen}, \cite{miranda2017how}</text:p>
          </table:table-cell>
          <table:table-cell office:value-type="string" calcext:value-type="string">
            <text:p>arcsinh(x_1) = ln(x_1+\sqrt{x_1^2+1}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ijzer-10</text:p>
          </table:table-cell>
          <table:table-cell/>
          <table:table-cell office:value-type="string" calcext:value-type="string">
            <text:p>\cite{wieloch2013running}, \cite{demelo2014kaizen}, \cite{thuong2017combining}</text:p>
          </table:table-cell>
          <table:table-cell office:value-type="string" calcext:value-type="string">
            <text:p>x_1^{x_2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ijzer-11</text:p>
          </table:table-cell>
          <table:table-cell/>
          <table:table-cell office:value-type="string" calcext:value-type="string">
            <text:p>\cite{krawiec2014behavioral}, \cite{demelo2014kaizen}, \cite{chen2016improving}, \cite{thuong2017combining}</text:p>
          </table:table-cell>
          <table:table-cell office:value-type="string" calcext:value-type="string">
            <text:p>x_1*x_2+sin((x_1-1)*(x_2-1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ijzer-12</text:p>
          </table:table-cell>
          <table:table-cell/>
          <table:table-cell office:value-type="string" calcext:value-type="string">
            <text:p>\cite{wieloch2013running}, \cite{krawiec2014behavioral}, \cite{demelo2014kaizen}, \cite{chen2016improving}, \cite{thuong2017combining}</text:p>
          </table:table-cell>
          <table:table-cell office:value-type="string" calcext:value-type="string">
            <text:p>x_1^4-x_1^3+(x_2^2/2)-x_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ijzer-13</text:p>
          </table:table-cell>
          <table:table-cell/>
          <table:table-cell office:value-type="string" calcext:value-type="string">
            <text:p>\cite{krawiec2014behavioral}, \cite{demelo2014kaizen}, \cite{thuong2017combining}</text:p>
          </table:table-cell>
          <table:table-cell office:value-type="string" calcext:value-type="string">
            <text:p>6*sin(x_1)*cos(x_2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ijzer-14</text:p>
          </table:table-cell>
          <table:table-cell/>
          <table:table-cell office:value-type="string" calcext:value-type="string">
            <text:p>\cite{krawiec2014behavioral}, \cite{demelo2014kaizen}, \cite{chen2016improving}, \cite{liskowski2017discovery}, \cite{thuong2017combining}</text:p>
          </table:table-cell>
          <table:table-cell office:value-type="string" calcext:value-type="string">
            <text:p>8/(2+x_1^2+x_2^2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ijzer-15</text:p>
          </table:table-cell>
          <table:table-cell/>
          <table:table-cell office:value-type="string" calcext:value-type="string">
            <text:p>\cite{krawiec2014behavioral}, \cite{demelo2014kaizen}, \cite{chen2016improving}, \cite{liskowski2017discovery}, \cite{thuong2017combining}</text:p>
          </table:table-cell>
          <table:table-cell office:value-type="string" calcext:value-type="string">
            <text:p>(x_1^3/5)+(x_2^3/2)-x_2-x_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guyen-1</text:p>
          </table:table-cell>
          <table:table-cell/>
          <table:table-cell office:value-type="string" calcext:value-type="string">
            <text:p>\cite{worm2013prioritized}, \cite{demelo2014kaizen}, \cite{sotto2017probabilistic}</text:p>
          </table:table-cell>
          <table:table-cell office:value-type="string" calcext:value-type="string">
            <text:p>x_1^3+x_1^2+x_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guyen-2</text:p>
          </table:table-cell>
          <table:table-cell/>
          <table:table-cell office:value-type="string" calcext:value-type="string">
            <text:p>\cite{worm2013prioritized}, \cite{lopes2013gearnet}, \cite{harada2014asynchronously}, \cite{demelo2014kaizen}, \cite{whigham2015examining}, \cite{sotto2017probabilistic}, \cite{medvet2017evolvability}</text:p>
          </table:table-cell>
          <table:table-cell office:value-type="string" calcext:value-type="string">
            <text:p>x_1^4+x_1^3+x_1^2+x_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guyen-3</text:p>
          </table:table-cell>
          <table:table-cell/>
          <table:table-cell office:value-type="string" calcext:value-type="string">
            <text:p>\cite{worm2013prioritized}, \cite{wieloch2013running}, \cite{krawiec2014behavioral}, \cite{demelo2014kaizen}, \cite{sotto2017probabilistic}, \cite{liskowski2017discovery}</text:p>
          </table:table-cell>
          <table:table-cell office:value-type="string" calcext:value-type="string">
            <text:p>x_1^5+x_1^4+x_1^3+x_1^2+x_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guyen-4</text:p>
          </table:table-cell>
          <table:table-cell/>
          <table:table-cell office:value-type="string" calcext:value-type="string">
            <text:p>\cite{worm2013prioritized}, \cite{wieloch2013running}, \cite{krawiec2014behavioral}, \cite{demelo2014kaizen}, \cite{sotto2017probabilistic}, \cite{liskowski2017discovery}</text:p>
          </table:table-cell>
          <table:table-cell office:value-type="string" calcext:value-type="string">
            <text:p>x_1^6+x_1^5+x_1^4+x_1^3+x_1^2+x_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guyen-5</text:p>
          </table:table-cell>
          <table:table-cell/>
          <table:table-cell office:value-type="string" calcext:value-type="string">
            <text:p>\cite{worm2013prioritized}, \cite{wieloch2013running}, \cite{harada2014asynchronously}, \cite{krawiec2014behavioral}, \cite{demelo2014kaizen}, \cite{liskowski2017discovery}</text:p>
          </table:table-cell>
          <table:table-cell office:value-type="string" calcext:value-type="string">
            <text:p>sin(x_1^2)*cos(x_1)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guyen-6</text:p>
          </table:table-cell>
          <table:table-cell/>
          <table:table-cell office:value-type="string" calcext:value-type="string">
            <text:p>\cite{worm2013prioritized}, \cite{wieloch2013running}, \cite{krawiec2014behavioral}, \cite{demelo2014kaizen}, \cite{sotto2017probabilistic}, \cite{liskowski2017discovery}</text:p>
          </table:table-cell>
          <table:table-cell office:value-type="string" calcext:value-type="string">
            <text:p>sin(x_1)+sin(x_1+x_1^2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guyen-7</text:p>
          </table:table-cell>
          <table:table-cell/>
          <table:table-cell office:value-type="string" calcext:value-type="string">
            <text:p>\cite{krawiec2013approximating},\cite{worm2013prioritized}, \cite{wieloch2013running}, \cite{harada2014asynchronously}, \cite{krawiec2014behavioral}, \cite{demelo2014kaizen}, \cite{lacava2015genetic}, \cite{liskowski2017discovery}</text:p>
          </table:table-cell>
          <table:table-cell office:value-type="string" calcext:value-type="string">
            <text:p>ln(x_1+1)+ln(x_1^2+1)</text:p>
          </table:table-cell>
          <table:table-cell office:value-type="string" calcext:value-type="string">
            <text:p>Training: E[0,2,20] <text:s text:c="2"/>/ <text:s text:c="2"/>Test: U[0,2,2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guyen-8</text:p>
          </table:table-cell>
          <table:table-cell/>
          <table:table-cell office:value-type="string" calcext:value-type="string">
            <text:p>\cite{worm2013prioritized}, \cite{wieloch2013running}, \cite{demelo2014kaizen}, \cite{liskowski2017discovery}</text:p>
          </table:table-cell>
          <table:table-cell office:value-type="string" calcext:value-type="string">
            <text:p>\sqrt(x_1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guyen-9</text:p>
          </table:table-cell>
          <table:table-cell/>
          <table:table-cell office:value-type="string" calcext:value-type="string">
            <text:p>\cite{worm2013prioritized}, \cite{wieloch2013running}, \cite{krawiec2014behavioral}, \cite{demelo2014kaizen}, \cite{liskowski2017discovery}</text:p>
          </table:table-cell>
          <table:table-cell office:value-type="string" calcext:value-type="string">
            <text:p>sin(x_1)+sin(x_2^2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guyen-10</text:p>
          </table:table-cell>
          <table:table-cell/>
          <table:table-cell office:value-type="string" calcext:value-type="string">
            <text:p>\cite{worm2013prioritized}, \cite{wieloch2013running}, \cite{krawiec2014behavioral}, \cite{demelo2014kaizen}</text:p>
          </table:table-cell>
          <table:table-cell office:value-type="string" calcext:value-type="string">
            <text:p>2*sin(x_1)*cos(x_2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guyen-12</text:p>
          </table:table-cell>
          <table:table-cell/>
          <table:table-cell office:value-type="string" calcext:value-type="string">
            <text:p>\cite{krawiec2014behavioral}, \cite{liskowski2017discovery}</text:p>
          </table:table-cell>
          <table:table-cell office:value-type="string" calcext:value-type="string">
            <text:p>Not f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lone (ABA)</text:p>
          </table:table-cell>
          <table:table-cell/>
          <table:table-cell office:value-type="string" calcext:value-type="string">
            <text:p>\cite{thuong2017combining}</text:p>
          </table:table-cell>
          <table:table-cell office:value-type="string" calcext:value-type="string">
            <text:p><text:a xlink:href="https://archive.ics.uci.edu/ml/machine-learning-databases/abalone/abalone.data" xlink:type="simple">https://archive.ics.uci.edu/ml/machine-learning-databases/abalone/abalone.data</text:a></text:p>
          </table:table-cell>
          <table:table-cell office:value-type="string" calcext:value-type="string">
            <text:p>500 randomly selected instances, first column as dumm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rfoil self-noise (AFN)</text:p>
          </table:table-cell>
          <table:table-cell/>
          <table:table-cell office:value-type="string" calcext:value-type="string">
            <text:p>\cite{oliveira2016dispersion}</text:p>
          </table:table-cell>
          <table:table-cell office:value-type="string" calcext:value-type="string">
            <text:p><text:a xlink:href="https://archive.ics.uci.edu/ml/machine-learning-databases/00291/airfoil_self_noise.dat" xlink:type="simple">https://archive.ics.uci.edu/ml/machine-learning-databases/00291/airfoil_self_noise.dat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ston housing (BOH)</text:p>
          </table:table-cell>
          <table:table-cell/>
          <table:table-cell office:value-type="string" calcext:value-type="string">
            <text:p>\cite{whigham2015examining}, \cite{dick2015reexamination}, \cite{lacava2016epsilon}, \cite{thuong2017combining}</text:p>
          </table:table-cell>
          <table:table-cell office:value-type="string" calcext:value-type="string">
            <text:p><text:a xlink:href="http://lib.stat.cmu.edu/datasets/boston" xlink:type="simple">http://lib.stat.cmu.edu/datasets/boston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ned cycle power plant (CCP)</text:p>
          </table:table-cell>
          <table:table-cell/>
          <table:table-cell office:value-type="string" calcext:value-type="string">
            <text:p>\cite{medernach2016new}</text:p>
          </table:table-cell>
          <table:table-cell office:value-type="string" calcext:value-type="string">
            <text:p><text:a xlink:href="https://archive.ics.uci.edu/ml/machine-learning-databases/00294/CCPP.zip" xlink:type="simple">https://archive.ics.uci.edu/ml/machine-learning-databases/00294/CCPP.zip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uter hardware (CPU)</text:p>
          </table:table-cell>
          <table:table-cell/>
          <table:table-cell office:value-type="string" calcext:value-type="string">
            <text:p>\cite{oliveira2016dispersion}</text:p>
          </table:table-cell>
          <table:table-cell office:value-type="string" calcext:value-type="string">
            <text:p><text:a xlink:href="https://archive.ics.uci.edu/ml/machine-learning-databases/cpu-performance/machine.data" xlink:type="simple">https://archive.ics.uci.edu/ml/machine-learning-databases/cpu-performance/machine.data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rete strength (CST)</text:p>
          </table:table-cell>
          <table:table-cell/>
          <table:table-cell office:value-type="string" calcext:value-type="string">
            <text:p>\cite{medernach2016new}, \cite{oliveira2016dispersion}</text:p>
          </table:table-cell>
          <table:table-cell office:value-type="string" calcext:value-type="string">
            <text:p><text:a xlink:href="https://archive.ics.uci.edu/ml/machine-learning-databases/concrete/compressive/Concrete_Data.xls" xlink:type="simple">https://archive.ics.uci.edu/ml/machine-learning-databases/concrete/compressive/Concrete_Data.xls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w chemical (DOW)</text:p>
          </table:table-cell>
          <table:table-cell/>
          <table:table-cell office:value-type="string" calcext:value-type="string">
            <text:p>\cite{nicolau2016managing}</text:p>
          </table:table-cell>
          <table:table-cell office:value-type="string" calcext:value-type="string">
            <text:p>Not f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ergy efficiency, cooling load (ENC)</text:p>
          </table:table-cell>
          <table:table-cell/>
          <table:table-cell office:value-type="string" calcext:value-type="string">
            <text:p>\cite{arnaldo2014multiple}, \cite{arnaldo2015building}, \cite{lacava2016epsilon}, \cite{oliveira2016dispersion}</text:p>
          </table:table-cell>
          <table:table-cell table:style-name="ce8" office:value-type="string" calcext:value-type="string" table:number-columns-spanned="1" table:number-rows-spanned="2">
            <text:p><text:a xlink:href="http://archive.ics.uci.edu/ml/machine-learning-databases/00242/ENB2012_data.xlsx" xlink:type="simple">http://archive.ics.uci.edu/ml/machine-learning-databases/00242/ENB2012_data.xlsx</text:a></text:p>
          </table:table-cell>
          <table:table-cell table:style-name="ce8" office:value-type="string" calcext:value-type="string" table:number-columns-spanned="1" table:number-rows-spanned="2">
            <text:p>The features is the same, with a different target attribu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gy efficiency, heating load (ENH)</text:p>
          </table:table-cell>
          <table:table-cell/>
          <table:table-cell office:value-type="string" calcext:value-type="string">
            <text:p>\cite{arnaldo2014multiple}, \cite{arnaldo2015building}, \cite{lacava2016epsilon}, \cite{oliveira2016dispersion}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Forest fires (FFR)</text:p>
          </table:table-cell>
          <table:table-cell/>
          <table:table-cell office:value-type="string" calcext:value-type="string">
            <text:p>\cite{oliveira2016dispersion}</text:p>
          </table:table-cell>
          <table:table-cell office:value-type="string" calcext:value-type="string">
            <text:p><text:a xlink:href="https://archive.ics.uci.edu/ml/machine-learning-databases/forest-fires/forestfires.csv" xlink:type="simple">https://archive.ics.uci.edu/ml/machine-learning-databases/forest-fires/forestfires.csv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man oral bioavailability </text:p>
          </table:table-cell>
          <table:table-cell/>
          <table:table-cell office:value-type="string" calcext:value-type="string">
            <text:p>\cite{castelli2015geometric}, \cite{dick2015reexamination}, \cite{oliveira2016dispersion}, \cite{goncalves2017unsure}</text:p>
          </table:table-cell>
          <table:table-cell office:value-type="string" calcext:value-type="string">
            <text:p>Not f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n lethal dose, toxicity (LD50)</text:p>
          </table:table-cell>
          <table:table-cell/>
          <table:table-cell office:value-type="string" calcext:value-type="string">
            <text:p>\cite{castelli2015geometric}, \cite{goncalves2017unsure}</text:p>
          </table:table-cell>
          <table:table-cell office:value-type="string" calcext:value-type="string">
            <text:p>Not f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llion song dataset (MSD)</text:p>
          </table:table-cell>
          <table:table-cell/>
          <table:table-cell office:value-type="string" calcext:value-type="string">
            <text:p>\cite{arnaldo2015building}</text:p>
          </table:table-cell>
          <table:table-cell office:value-type="string" calcext:value-type="string">
            <text:p><text:a xlink:href="http://archive.ics.uci.edu/ml/machine-learning-databases/00203/YearPredictionMSD.txt.zip" xlink:type="simple">http://archive.ics.uci.edu/ml/machine-learning-databases/00203/YearPredictionMSD.txt.zip</text:a></text:p>
          </table:table-cell>
          <table:table-cell office:value-type="string" calcext:value-type="string">
            <text:p>Drop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X</text:p>
          </table:table-cell>
          <table:table-cell/>
          <table:table-cell office:value-type="string" calcext:value-type="string">
            <text:p>\cite{arnaldo2014multiple}, \cite{arnaldo2015building}</text:p>
          </table:table-cell>
          <table:table-cell office:value-type="string" calcext:value-type="string">
            <text:p>Not f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zone (OZO)</text:p>
          </table:table-cell>
          <table:table-cell/>
          <table:table-cell office:value-type="string" calcext:value-type="string">
            <text:p>\cite{thuong2017combining}</text:p>
          </table:table-cell>
          <table:table-cell office:value-type="string" calcext:value-type="string">
            <text:p>Local (from R mlbench package), mean imputation</text:p>
          </table:table-cell>
          <table:table-cell office:value-type="string" calcext:value-type="string">
            <text:p>Removed all missing value observ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sma protein binding level (PPB)</text:p>
          </table:table-cell>
          <table:table-cell/>
          <table:table-cell office:value-type="string" calcext:value-type="string">
            <text:p>\cite{castelli2015geometric}, \cite{oliveira2016dispersion}, \cite{goncalves2017unsure}</text:p>
          </table:table-cell>
          <table:table-cell office:value-type="string" calcext:value-type="string">
            <text:p>Not f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er (TOW)</text:p>
          </table:table-cell>
          <table:table-cell/>
          <table:table-cell office:value-type="string" calcext:value-type="string">
            <text:p>\cite{lacava2015genetic}, \cite{lacava2016epsilon}, \cite{oliveira2016dispersion}</text:p>
          </table:table-cell>
          <table:table-cell office:value-type="string" calcext:value-type="string">
            <text:p>Not f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d (WND)</text:p>
          </table:table-cell>
          <table:table-cell/>
          <table:table-cell office:value-type="string" calcext:value-type="string">
            <text:p>\cite{lacava2016epsilon}</text:p>
          </table:table-cell>
          <table:table-cell office:value-type="string" calcext:value-type="string">
            <text:p>Not f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e quality, red wine (WIR)</text:p>
          </table:table-cell>
          <table:table-cell/>
          <table:table-cell office:value-type="string" calcext:value-type="string">
            <text:p>\cite{arnaldo2014multiple}, \cite{arnaldo2015building}, \cite{oliveira2016dispersion}</text:p>
          </table:table-cell>
          <table:table-cell table:style-name="ce12" office:value-type="string" calcext:value-type="string">
            <text:p><text:span text:style-name="T2"><text:a xlink:href="https://archive.ics.uci.edu/ml/machine-learning-databases/wine-quality/winequality-red.csv" xlink:type="simple">https://archive.ics.uci.edu/ml/machine-learning-databases/wine-quality/winequality-red.csv</text:a>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e quality, white wine (WIW)</text:p>
          </table:table-cell>
          <table:table-cell/>
          <table:table-cell office:value-type="string" calcext:value-type="string">
            <text:p>\cite{arnaldo2014multiple}, \cite{arnaldo2015building}, \cite{oliveira2016dispersion}</text:p>
          </table:table-cell>
          <table:table-cell table:style-name="ce12" office:value-type="string" calcext:value-type="string">
            <text:p><text:span text:style-name="T3"><text:a xlink:href="https://archive.ics.uci.edu/ml/machine-learning-databases/wine-quality/winequality-white.csv" xlink:type="simple">https://archive.ics.uci.edu/ml/machine-learning-databases/wine-quality/winequality-white.csv</text:a>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cht hydrodynamics (YAC)</text:p>
          </table:table-cell>
          <table:table-cell/>
          <table:table-cell office:value-type="string" calcext:value-type="string">
            <text:p>\cite{medernach2016new}</text:p>
          </table:table-cell>
          <table:table-cell office:value-type="string" calcext:value-type="string">
            <text:p><text:a xlink:href="https://archive.ics.uci.edu/ml/machine-learning-databases/00243/yacht_hydrodynamics.data" xlink:type="simple">https://archive.ics.uci.edu/ml/machine-learning-databases/00243/yacht_hydrodynamics.data</text:a>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Sheet1.A67:Sheet1.E9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 style:data-style-name="N2" text:time-value="11:16:57.0251533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9:02:26.794365352</meta:creation-date>
    <dc:date>2018-03-06T17:36:37.949761124</dc:date>
    <meta:editing-duration>PT22H24M34S</meta:editing-duration>
    <meta:editing-cycles>40</meta:editing-cycles>
    <meta:generator>LibreOffice/5.3.5.2$Linux_X86_64 LibreOffice_project/50d9bf2b0a79cdb85a3814b592608037a682059d</meta:generator>
    <meta:document-statistic meta:table-count="1" meta:cell-count="274" meta:object-count="0"/>
  </office:meta>
</office:document-meta>
</file>